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41cm" style:rel-column-width="16999*"/>
    </style:style>
    <style:style style:name="Table1.B" style:family="table-column">
      <style:table-column-properties style:column-width="9.989cm" style:rel-column-width="38506*"/>
    </style:style>
    <style:style style:name="Table1.C" style:family="table-column">
      <style:table-column-properties style:column-width="2.602cm" style:rel-column-width="10030*"/>
    </style:style>
    <style:style style:name="Table1.A1" style:family="table-cell">
      <style:table-cell-properties fo:padding="0cm" fo:border="none"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cm" fo:border="none" style:writing-mode="page"/>
    </style:style>
    <style:style style:name="Table3" style:family="table">
      <style:table-properties style:width="19.711cm" fo:margin-left="-1.312cm" table:align="left"/>
    </style:style>
    <style:style style:name="Table3.A" style:family="table-column">
      <style:table-column-properties style:column-width="3.757cm"/>
    </style:style>
    <style:style style:name="Table3.B" style:family="table-column">
      <style:table-column-properties style:column-width="2.434cm"/>
    </style:style>
    <style:style style:name="Table3.C" style:family="table-column">
      <style:table-column-properties style:column-width="2.408cm"/>
    </style:style>
    <style:style style:name="Table3.G" style:family="table-column">
      <style:table-column-properties style:column-width="3.81cm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G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G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  <style:text-properties officeooo:rsid="0013108e" officeooo:paragraph-rsid="0013108e"/>
    </style:style>
    <style:style style:name="P2" style:family="paragraph" style:parent-style-name="Standard">
      <style:text-properties fo:font-size="14pt" officeooo:rsid="000995e9" officeooo:paragraph-rsid="000995e9" style:font-size-asian="12.25pt" style:font-size-complex="14pt"/>
    </style:style>
    <style:style style:name="P3" style:family="paragraph" style:parent-style-name="Standard">
      <style:text-properties fo:font-size="14pt" officeooo:rsid="000caf65" officeooo:paragraph-rsid="000caf65" style:font-size-asian="12.25pt" style:font-size-complex="14pt"/>
    </style:style>
    <style:style style:name="P4" style:family="paragraph" style:parent-style-name="Standard">
      <style:text-properties fo:font-size="14pt" officeooo:rsid="000ebcd0" officeooo:paragraph-rsid="000ebcd0" style:font-size-asian="12.25pt" style:font-size-complex="14pt"/>
    </style:style>
    <style:style style:name="P5" style:family="paragraph" style:parent-style-name="Standard">
      <style:text-properties fo:font-size="14pt" officeooo:rsid="000fd441" officeooo:paragraph-rsid="000fd441" style:font-size-asian="12.25pt" style:font-size-complex="14pt"/>
    </style:style>
    <style:style style:name="P6" style:family="paragraph" style:parent-style-name="Standard">
      <style:text-properties fo:font-size="14pt" officeooo:rsid="0012fa4e" officeooo:paragraph-rsid="0012fa4e" style:font-size-asian="12.25pt" style:font-size-complex="14pt"/>
    </style:style>
    <style:style style:name="P7" style:family="paragraph" style:parent-style-name="Table_20_Contents">
      <style:text-properties fo:font-size="14pt" officeooo:rsid="0012fa4e" officeooo:paragraph-rsid="0012fa4e" style:font-size-asian="12.25pt" style:font-size-complex="14pt"/>
    </style:style>
    <style:style style:name="P8" style:family="paragraph" style:parent-style-name="Standard">
      <style:text-properties fo:font-size="14pt" officeooo:rsid="0013108e" officeooo:paragraph-rsid="0013108e" style:font-size-asian="12.25pt" style:font-size-complex="14pt"/>
    </style:style>
    <style:style style:name="P9" style:family="paragraph" style:parent-style-name="Standard">
      <style:text-properties fo:font-size="14pt" officeooo:rsid="001419be" officeooo:paragraph-rsid="001419be" style:font-size-asian="12.25pt" style:font-size-complex="14pt"/>
    </style:style>
    <style:style style:name="P10" style:family="paragraph" style:parent-style-name="Standard">
      <style:text-properties fo:font-size="14pt" officeooo:rsid="000a5361" officeooo:paragraph-rsid="000a5361" style:font-size-asian="12.25pt" style:font-size-complex="14pt"/>
    </style:style>
    <style:style style:name="P11" style:family="paragraph" style:parent-style-name="Standard">
      <style:text-properties fo:font-size="14pt" officeooo:rsid="001891e9" officeooo:paragraph-rsid="001891e9" style:font-size-asian="12.25pt" style:font-size-complex="14pt"/>
    </style:style>
    <style:style style:name="P12" style:family="paragraph" style:parent-style-name="Table_20_Contents">
      <style:text-properties fo:font-size="14pt" style:font-size-asian="12.25pt" style:font-size-complex="14pt"/>
    </style:style>
    <style:style style:name="P13" style:family="paragraph" style:parent-style-name="Table_20_Contents">
      <style:text-properties fo:font-size="14pt" officeooo:rsid="00118082" officeooo:paragraph-rsid="00118082" style:font-size-asian="12.25pt" style:font-size-complex="14pt"/>
    </style:style>
    <style:style style:name="P14" style:family="paragraph" style:parent-style-name="Table_20_Contents">
      <style:text-properties fo:font-size="14pt" officeooo:rsid="001f3047" officeooo:paragraph-rsid="001f3047" style:font-size-asian="12.25pt" style:font-size-complex="14pt"/>
    </style:style>
    <style:style style:name="P15" style:family="paragraph" style:parent-style-name="Table_20_Contents">
      <style:text-properties fo:font-size="14pt" officeooo:rsid="001fa0d5" officeooo:paragraph-rsid="001fa0d5" style:font-size-asian="12.25pt" style:font-size-complex="14pt"/>
    </style:style>
    <style:style style:name="P16" style:family="paragraph" style:parent-style-name="Table_20_Contents">
      <style:text-properties fo:font-size="14pt" officeooo:rsid="00208246" officeooo:paragraph-rsid="00208246" style:font-size-asian="12.25pt" style:font-size-complex="14pt"/>
    </style:style>
    <style:style style:name="P17" style:family="paragraph" style:parent-style-name="Table_20_Contents">
      <style:text-properties fo:font-size="14pt" officeooo:rsid="0021de32" officeooo:paragraph-rsid="0021de32" style:font-size-asian="12.25pt" style:font-size-complex="14pt"/>
    </style:style>
    <style:style style:name="P18" style:family="paragraph" style:parent-style-name="Table_20_Contents">
      <style:text-properties fo:font-size="14pt" officeooo:rsid="0026478b" officeooo:paragraph-rsid="0026478b" style:font-size-asian="12.25pt" style:font-size-complex="14pt"/>
    </style:style>
    <style:style style:name="P19" style:family="paragraph" style:parent-style-name="Table_20_Contents">
      <style:text-properties fo:font-size="14pt" officeooo:paragraph-rsid="0026478b" style:font-size-asian="12.25pt" style:font-size-complex="14pt"/>
    </style:style>
    <style:style style:name="P20" style:family="paragraph" style:parent-style-name="Table_20_Contents">
      <style:text-properties fo:font-size="14pt" officeooo:rsid="00273003" officeooo:paragraph-rsid="00273003" style:font-size-asian="12.25pt" style:font-size-complex="14pt"/>
    </style:style>
    <style:style style:name="P21" style:family="paragraph" style:parent-style-name="Standard">
      <style:text-properties fo:font-size="14pt" fo:font-weight="bold" officeooo:rsid="000caf65" officeooo:paragraph-rsid="000caf65" style:font-size-asian="12.25pt" style:font-weight-asian="bold" style:font-size-complex="14pt" style:font-weight-complex="bold"/>
    </style:style>
    <style:style style:name="P22" style:family="paragraph" style:parent-style-name="Standard">
      <style:text-properties fo:font-size="14pt" fo:font-weight="bold" officeooo:rsid="000ebcd0" officeooo:paragraph-rsid="000ebcd0" style:font-size-asian="12.25pt" style:font-weight-asian="bold" style:font-size-complex="14pt" style:font-weight-complex="bold"/>
    </style:style>
    <style:style style:name="P23" style:family="paragraph" style:parent-style-name="Standard">
      <style:text-properties fo:font-size="14pt" fo:font-weight="bold" officeooo:rsid="000fd441" officeooo:paragraph-rsid="000fd441" style:font-size-asian="12.25pt" style:font-weight-asian="bold" style:font-size-complex="14pt" style:font-weight-complex="bold"/>
    </style:style>
    <style:style style:name="P24" style:family="paragraph" style:parent-style-name="Standard">
      <style:text-properties fo:font-size="14pt" fo:font-weight="bold" officeooo:rsid="00118082" officeooo:paragraph-rsid="00118082" style:font-size-asian="12.25pt" style:font-weight-asian="bold" style:font-size-complex="14pt" style:font-weight-complex="bold"/>
    </style:style>
    <style:style style:name="P25" style:family="paragraph" style:parent-style-name="Standard">
      <style:text-properties fo:font-size="14pt" fo:font-weight="bold" officeooo:rsid="0012fa4e" officeooo:paragraph-rsid="0012fa4e" style:font-size-asian="12.25pt" style:font-weight-asian="bold" style:font-size-complex="14pt" style:font-weight-complex="bold"/>
    </style:style>
    <style:style style:name="P26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7" style:family="paragraph" style:parent-style-name="Standard">
      <style:text-properties fo:font-size="14pt" fo:font-weight="normal" officeooo:rsid="000caf65" officeooo:paragraph-rsid="000caf65" style:font-size-asian="12.25pt" style:font-weight-asian="normal" style:font-size-complex="14pt" style:font-weight-complex="normal"/>
    </style:style>
    <style:style style:name="P28" style:family="paragraph" style:parent-style-name="Standard">
      <style:text-properties fo:font-size="14pt" fo:font-weight="normal" officeooo:rsid="001891e9" officeooo:paragraph-rsid="001891e9" style:font-size-asian="12.25pt" style:font-weight-asian="normal" style:font-size-complex="14pt" style:font-weight-complex="normal"/>
    </style:style>
    <style:style style:name="P29" style:family="paragraph" style:parent-style-name="Standard">
      <style:text-properties fo:font-size="14pt" fo:font-weight="normal" officeooo:rsid="001a098d" officeooo:paragraph-rsid="001a098d" style:font-size-asian="12.25pt" style:font-weight-asian="normal" style:font-size-complex="14pt" style:font-weight-complex="normal"/>
    </style:style>
    <style:style style:name="P30" style:family="paragraph" style:parent-style-name="Standard">
      <style:text-properties fo:font-size="14pt" fo:font-weight="normal" officeooo:rsid="001caf7a" officeooo:paragraph-rsid="001caf7a" style:font-size-asian="12.25pt" style:font-weight-asian="normal" style:font-size-complex="14pt" style:font-weight-complex="normal"/>
    </style:style>
    <style:style style:name="P31" style:family="paragraph" style:parent-style-name="Standard">
      <style:text-properties fo:font-size="14pt" fo:font-weight="normal" officeooo:rsid="001ea791" officeooo:paragraph-rsid="001ea791" style:font-size-asian="12.25pt" style:font-weight-asian="normal" style:font-size-complex="14pt" style:font-weight-complex="normal"/>
    </style:style>
    <style:style style:name="P32" style:family="paragraph" style:parent-style-name="Standard">
      <style:text-properties fo:font-size="14pt" fo:font-weight="normal" officeooo:rsid="00273003" officeooo:paragraph-rsid="00273003" style:font-size-asian="12.25pt" style:font-weight-asian="normal" style:font-size-complex="14pt" style:font-weight-complex="normal"/>
    </style:style>
    <style:style style:name="P33" style:family="paragraph" style:parent-style-name="Standard">
      <style:text-properties fo:font-size="14pt" officeooo:rsid="001419be" officeooo:paragraph-rsid="001419be" style:font-size-asian="14pt" style:font-size-complex="14pt"/>
    </style:style>
    <style:style style:name="P34" style:family="paragraph" style:parent-style-name="Standard">
      <style:text-properties fo:font-size="18pt" fo:font-weight="bold" officeooo:rsid="000caf65" officeooo:paragraph-rsid="000caf65" style:font-size-asian="18pt" style:font-weight-asian="bold" style:font-size-complex="18pt" style:font-weight-complex="bold"/>
    </style:style>
    <style:style style:name="P35" style:family="paragraph" style:parent-style-name="Standard">
      <style:text-properties fo:font-size="18pt" fo:font-weight="bold" officeooo:rsid="0012fa4e" officeooo:paragraph-rsid="0012fa4e" style:font-size-asian="18pt" style:font-weight-asian="bold" style:font-size-complex="18pt" style:font-weight-complex="bold"/>
    </style:style>
    <style:style style:name="P36" style:family="paragraph" style:parent-style-name="Standard">
      <style:text-properties fo:font-size="18pt" fo:font-weight="bold" officeooo:rsid="001693e8" officeooo:paragraph-rsid="001693e8" style:font-size-asian="18pt" style:font-weight-asian="bold" style:font-size-complex="18pt" style:font-weight-complex="bold"/>
    </style:style>
    <style:style style:name="P37" style:family="paragraph" style:parent-style-name="Standard">
      <style:text-properties fo:font-size="18pt" fo:font-weight="bold" officeooo:rsid="001891e9" officeooo:paragraph-rsid="001891e9" style:font-size-asian="18pt" style:font-weight-asian="bold" style:font-size-complex="18pt" style:font-weight-complex="bold"/>
    </style:style>
    <style:style style:name="P38" style:family="paragraph" style:parent-style-name="Standard">
      <style:paragraph-properties style:line-height-at-least="0.503cm"/>
      <style:text-properties fo:color="#000000" loext:opacity="100%" style:font-name="FreeMono" fo:font-size="14pt" fo:font-weight="normal" officeooo:rsid="0012fa4e" officeooo:paragraph-rsid="0013108e" fo:background-color="#ffffff" style:font-size-asian="14pt" style:font-size-complex="14pt"/>
    </style:style>
    <style:style style:name="P39" style:family="paragraph" style:parent-style-name="Standard">
      <style:paragraph-properties style:line-height-at-least="0.503cm"/>
      <style:text-properties fo:color="#000000" loext:opacity="100%" style:font-name="FreeMono" fo:font-size="14pt" fo:font-weight="normal" fo:background-color="#ffffff" style:font-size-asian="14pt" style:font-size-complex="14pt"/>
    </style:style>
    <style:style style:name="P40" style:family="paragraph" style:parent-style-name="Standard">
      <style:paragraph-properties style:line-height-at-least="0.503cm"/>
      <style:text-properties fo:color="#000000" loext:opacity="100%" style:font-name="FreeMono" fo:font-size="14pt" fo:font-weight="normal" officeooo:paragraph-rsid="0013108e" fo:background-color="#ffffff" style:font-size-asian="14pt" style:font-size-complex="14pt"/>
    </style:style>
    <style:style style:name="P41" style:family="paragraph" style:parent-style-name="Standard">
      <style:paragraph-properties style:line-height-at-least="0.503cm"/>
      <style:text-properties fo:color="#000000" loext:opacity="100%" style:font-name="FreeMono" fo:font-size="14pt" fo:font-weight="normal" officeooo:rsid="0013108e" officeooo:paragraph-rsid="0013108e" fo:background-color="#ffffff" style:font-size-asian="14pt" style:font-size-complex="14pt"/>
    </style:style>
    <style:style style:name="P42" style:family="paragraph" style:parent-style-name="Standard">
      <style:text-properties fo:color="#000000" loext:opacity="100%" style:font-name="FreeMono" fo:font-size="14pt" fo:font-weight="normal" officeooo:rsid="001419be" officeooo:paragraph-rsid="001419be" fo:background-color="#ffffff" style:font-size-asian="14pt" style:font-size-complex="14pt"/>
    </style:style>
    <style:style style:name="P43" style:family="paragraph" style:parent-style-name="Standard">
      <style:paragraph-properties style:line-height-at-least="0.503cm"/>
      <style:text-properties fo:color="#000000" loext:opacity="100%" style:font-name="FreeMono" fo:font-size="14pt" fo:font-weight="normal" officeooo:rsid="001419be" officeooo:paragraph-rsid="001419be" fo:background-color="#ffffff" style:font-size-asian="14pt" style:font-size-complex="14pt"/>
    </style:style>
    <style:style style:name="P44" style:family="paragraph" style:parent-style-name="Standard">
      <style:paragraph-properties style:line-height-at-least="0.503cm"/>
      <style:text-properties fo:color="#000000" loext:opacity="100%" style:font-name="Liberation Serif" fo:font-size="14pt" fo:font-weight="normal" officeooo:rsid="0013108e" officeooo:paragraph-rsid="0013108e" fo:background-color="#ffffff" style:font-size-asian="14pt" style:font-size-complex="14pt"/>
    </style:style>
    <style:style style:name="P45" style:family="paragraph" style:parent-style-name="Standard">
      <style:text-properties fo:color="#000000" loext:opacity="100%" style:font-name="Liberation Serif" fo:font-size="14pt" fo:font-weight="normal" officeooo:rsid="001419be" officeooo:paragraph-rsid="001419be" fo:background-color="#ffffff" style:font-size-asian="14pt" style:font-size-complex="14pt"/>
    </style:style>
    <style:style style:name="P46" style:family="paragraph" style:parent-style-name="Standard">
      <style:paragraph-properties style:line-height-at-least="0.503cm"/>
      <style:text-properties fo:color="#000000" loext:opacity="100%" style:font-name="Liberation Serif" fo:font-size="14pt" fo:font-weight="normal" officeooo:rsid="001419be" officeooo:paragraph-rsid="001419be" fo:background-color="#ffffff" style:font-size-asian="14pt" style:font-size-complex="14pt"/>
    </style:style>
    <style:style style:name="P47" style:family="paragraph" style:parent-style-name="Standard">
      <style:paragraph-properties style:line-height-at-least="0.503cm"/>
      <style:text-properties fo:color="#000000" loext:opacity="100%" style:font-name="Liberation Serif" fo:font-size="14pt" fo:font-weight="normal" officeooo:rsid="0015c831" officeooo:paragraph-rsid="0015c831" fo:background-color="#ffffff" style:font-size-asian="14pt" style:font-size-complex="14pt"/>
    </style:style>
    <style:style style:name="P48" style:family="paragraph" style:parent-style-name="Standard">
      <style:paragraph-properties style:line-height-at-least="0.503cm"/>
      <style:text-properties fo:color="#000000" loext:opacity="100%" style:font-name="Liberation Serif" fo:font-size="14pt" fo:font-weight="normal" officeooo:rsid="00164889" officeooo:paragraph-rsid="00164889" fo:background-color="#ffffff" style:font-size-asian="14pt" style:font-size-complex="14pt"/>
    </style:style>
    <style:style style:name="P49" style:family="paragraph" style:parent-style-name="Standard">
      <style:text-properties fo:color="#000000" loext:opacity="100%" style:font-name="Liberation Serif" fo:font-size="14pt" fo:font-weight="normal" officeooo:rsid="00273003" officeooo:paragraph-rsid="00273003" fo:background-color="transparent" style:font-size-asian="14pt" style:font-size-complex="14pt"/>
    </style:style>
    <style:style style:name="P50" style:family="paragraph" style:parent-style-name="Standard">
      <style:text-properties fo:color="#000000" loext:opacity="100%" style:font-name="Liberation Serif" fo:font-size="14pt" fo:font-weight="normal" fo:background-color="transparent" style:font-size-asian="14pt" style:font-size-complex="14pt"/>
    </style:style>
    <style:style style:name="P51" style:family="paragraph" style:parent-style-name="Standard">
      <style:paragraph-properties style:line-height-at-least="0.503cm"/>
      <style:text-properties fo:color="#000000" loext:opacity="100%" style:font-name="Liberation Serif" fo:font-size="18pt" fo:font-weight="bold" officeooo:rsid="001419be" officeooo:paragraph-rsid="001419be" fo:background-color="#ffffff" style:font-size-asian="18pt" style:font-weight-asian="bold" style:font-size-complex="18pt" style:font-weight-complex="bold"/>
    </style:style>
    <style:style style:name="P52" style:family="paragraph" style:parent-style-name="Standard">
      <style:paragraph-properties style:line-height-at-least="0.503cm"/>
      <style:text-properties style:font-name="FreeMono" fo:font-size="14pt" style:font-size-asian="14pt" style:font-size-complex="14pt"/>
    </style:style>
    <style:style style:name="P53" style:family="paragraph" style:parent-style-name="Standard">
      <style:paragraph-properties style:line-height-at-least="0.503cm"/>
      <style:text-properties style:font-name="FreeMono" fo:font-size="14pt" officeooo:rsid="0013108e" officeooo:paragraph-rsid="0013108e" style:font-size-asian="14pt" style:font-size-complex="14pt"/>
    </style:style>
    <style:style style:name="P54" style:family="paragraph" style:parent-style-name="Standard">
      <style:paragraph-properties style:line-height-at-least="0.503cm"/>
      <style:text-properties style:font-name="FreeMono" fo:font-size="14pt" officeooo:rsid="0013108e" officeooo:paragraph-rsid="0013108e" style:font-size-asian="12.25pt" style:font-size-complex="14pt"/>
    </style:style>
    <style:style style:name="P55" style:family="paragraph" style:parent-style-name="Standard">
      <style:paragraph-properties style:line-height-at-least="0.503cm"/>
      <style:text-properties style:font-name="Liberation Serif" fo:font-size="14pt" officeooo:rsid="0013108e" officeooo:paragraph-rsid="0013108e" style:font-size-asian="12.25pt" style:font-size-complex="14pt"/>
    </style:style>
    <style:style style:name="P56" style:family="paragraph" style:parent-style-name="Standard">
      <style:paragraph-properties style:line-height-at-least="0.503cm"/>
      <style:text-properties style:font-name="Liberation Serif" fo:font-size="14pt" officeooo:rsid="0013108e" officeooo:paragraph-rsid="0013108e" style:font-size-asian="14pt" style:font-size-complex="14pt"/>
    </style:style>
    <style:style style:name="P57" style:family="paragraph" style:parent-style-name="Standard">
      <style:paragraph-properties fo:margin-top="0cm" fo:margin-bottom="0.499cm" style:contextual-spacing="false" style:line-height-at-least="0.503cm"/>
      <style:text-properties style:font-name="Liberation Serif" fo:font-size="14pt" officeooo:rsid="0013108e" officeooo:paragraph-rsid="0013108e" style:font-size-asian="14pt" style:font-size-complex="14pt"/>
    </style:style>
    <style:style style:name="P58" style:family="paragraph" style:parent-style-name="Standard">
      <style:paragraph-properties fo:margin-top="0cm" fo:margin-bottom="0.499cm" style:contextual-spacing="false" style:line-height-at-least="0.503cm"/>
      <style:text-properties style:font-name="Liberation Serif" fo:font-size="14pt" officeooo:paragraph-rsid="0013108e" style:font-size-asian="14pt" style:font-size-complex="14pt"/>
    </style:style>
    <style:style style:name="P59" style:family="paragraph" style:parent-style-name="Standard">
      <style:text-properties style:font-name="Liberation Serif" fo:font-size="18pt" fo:font-weight="bold" officeooo:rsid="001693e8" officeooo:paragraph-rsid="001693e8" style:font-size-asian="18pt" style:font-weight-asian="bold" style:font-size-complex="18pt" style:font-weight-complex="bold"/>
    </style:style>
    <style:style style:name="P60" style:family="paragraph" style:parent-style-name="Table_20_Contents">
      <style:text-properties fo:font-size="15pt" fo:font-weight="bold" officeooo:rsid="001f3047" officeooo:paragraph-rsid="001f3047" style:font-size-asian="15pt" style:font-weight-asian="bold" style:font-size-complex="15pt" style:font-weight-complex="bold"/>
    </style:style>
    <style:style style:name="P61" style:family="paragraph" style:parent-style-name="Standard">
      <style:text-properties fo:font-size="14pt" officeooo:rsid="001891e9" officeooo:paragraph-rsid="001891e9" style:font-size-asian="12.25pt" style:font-size-complex="14pt"/>
    </style:style>
    <style:style style:name="P62" style:family="paragraph" style:parent-style-name="Standard">
      <style:text-properties fo:font-size="14pt" officeooo:rsid="001891e9" officeooo:paragraph-rsid="002ea0e3" style:font-size-asian="12.25pt" style:font-size-complex="14pt"/>
    </style:style>
    <style:style style:name="P63" style:family="paragraph" style:parent-style-name="Table_20_Contents">
      <style:text-properties fo:font-size="14pt" style:font-size-asian="12.25pt" style:font-size-complex="14pt"/>
    </style:style>
    <style:style style:name="P64" style:family="paragraph" style:parent-style-name="Table_20_Contents">
      <style:text-properties fo:font-size="14pt" officeooo:rsid="002ea0e3" officeooo:paragraph-rsid="002ea0e3" style:font-size-asian="12.25pt" style:font-size-complex="14pt"/>
    </style:style>
    <style:style style:name="T1" style:family="text">
      <style:text-properties officeooo:rsid="000a5361"/>
    </style:style>
    <style:style style:name="T2" style:family="text">
      <style:text-properties officeooo:rsid="000a5641"/>
    </style:style>
    <style:style style:name="T3" style:family="text">
      <style:text-properties officeooo:rsid="000ebcd0"/>
    </style:style>
    <style:style style:name="T4" style:family="text">
      <style:text-properties officeooo:rsid="000fd441"/>
    </style:style>
    <style:style style:name="T5" style:family="text">
      <style:text-properties officeooo:rsid="00118082"/>
    </style:style>
    <style:style style:name="T6" style:family="text">
      <style:text-properties fo:color="#0000ff" loext:opacity="100%"/>
    </style:style>
    <style:style style:name="T7" style:family="text">
      <style:text-properties fo:color="#0000ff" loext:opacity="100%" style:font-name="FreeMono" fo:font-weight="normal" officeooo:rsid="0012fa4e" fo:background-color="#ffffff" loext:char-shading-value="0" style:font-size-asian="14pt"/>
    </style:style>
    <style:style style:name="T8" style:family="text">
      <style:text-properties fo:color="#000000" loext:opacity="100%" style:font-name="FreeMono" fo:font-weight="normal" fo:background-color="#ffffff" loext:char-shading-value="0"/>
    </style:style>
    <style:style style:name="T9" style:family="text">
      <style:text-properties fo:color="#000000" loext:opacity="100%" style:font-name="FreeMono" fo:font-weight="normal" officeooo:rsid="0012fa4e" fo:background-color="#ffffff" loext:char-shading-value="0" style:font-size-asian="14pt"/>
    </style:style>
    <style:style style:name="T10" style:family="text">
      <style:text-properties fo:color="#8a1bff" loext:opacity="100%"/>
    </style:style>
    <style:style style:name="T11" style:family="text">
      <style:text-properties fo:color="#8a1bff" loext:opacity="100%" style:font-name="FreeMono" fo:font-weight="normal" fo:background-color="#ffffff" loext:char-shading-value="0"/>
    </style:style>
    <style:style style:name="T12" style:family="text">
      <style:text-properties fo:color="#2b91af" loext:opacity="100%"/>
    </style:style>
    <style:style style:name="T13" style:family="text">
      <style:text-properties fo:color="#2b91af" loext:opacity="100%" style:font-name="FreeMono" fo:font-weight="normal" fo:background-color="#ffffff" loext:char-shading-value="0"/>
    </style:style>
    <style:style style:name="T14" style:family="text">
      <style:text-properties fo:color="#1f377f" loext:opacity="100%"/>
    </style:style>
    <style:style style:name="T15" style:family="text">
      <style:text-properties fo:color="#1f377f" loext:opacity="100%" style:font-name="FreeMono" fo:font-weight="normal" fo:background-color="#ffffff" loext:char-shading-value="0"/>
    </style:style>
    <style:style style:name="T16" style:family="text">
      <style:text-properties officeooo:rsid="0015c831"/>
    </style:style>
    <style:style style:name="T17" style:family="text">
      <style:text-properties officeooo:rsid="00164889"/>
    </style:style>
    <style:style style:name="T18" style:family="text">
      <style:text-properties officeooo:rsid="001693e8"/>
    </style:style>
    <style:style style:name="T19" style:family="text">
      <style:text-properties officeooo:rsid="001891e9"/>
    </style:style>
    <style:style style:name="T20" style:family="text">
      <style:text-properties officeooo:rsid="00208246"/>
    </style:style>
    <style:style style:name="T21" style:family="text">
      <style:text-properties officeooo:rsid="002a9c74"/>
    </style:style>
    <style:style style:name="T22" style:family="text">
      <style:text-properties officeooo:rsid="003096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Условие задачи:</text:p>
      <text:p text:style-name="P34"/>
      <text:p text:style-name="P27">Создать таблицу, содержащую не менее 40-ка записей (тип – запись с вариантами (объединениями)). Упорядочить данныев ней по возрастанию ключей, двумя алгоритмамисортировки, где ключ – любое невариантное поле (по выбору программиста), используя: а) саму таблицу, б) массив ключей.</text:p>
      <text:p text:style-name="P27">(Возможность добавления и удаления записей в ручном режиме обязательна). Осуществить поиск информации по варианту.</text:p>
      <text:p text:style-name="P27"/>
      <text:p text:style-name="P21">Задание для поиска информации: </text:p>
      <text:p text:style-name="P27"/>
      <text:p text:style-name="P27">Ввести список литературы, содержащий фамилию автора, название книги, издательство, количество страниц, вид литературы (1: техническая – отрасль, отечественная, переводная, год издания; 2: художественная – роман, пьеса, поэзия; 3: детская – минимальный возраст, сказки, стихи). Вывести список всех</text:p>
      <text:p text:style-name="P27">романов указанного автора.</text:p>
      <text:p text:style-name="P27"/>
      <text:p text:style-name="P34">Техническое задание:</text:p>
      <text:p text:style-name="P2"/>
      <text:p text:style-name="P22"><text:span text:style-name="T4">a</text:span>) Исходные данные.</text:p>
      <text:p text:style-name="P4"/>
      <text:p text:style-name="P3">1) Но вход программе подается текстовый файл с записями. <text:span text:style-name="T3">Записи расположены таким образом, что каждое поле записи находится в отдельной строчке. </text:span><text:span text:style-name="T21">Максимальное количество записей в файле -</text:span></text:p>
      <text:p text:style-name="P3"/>
      <text:p text:style-name="P3">2) <text:span text:style-name="T3">Поля структуры – строки и целые числа. Строки могут состоять из любых символов, поля с числами содержат целые числа.</text:span></text:p>
      <text:p text:style-name="P3"/>
      <text:p text:style-name="P4">3) В конце файла нет пустой строки.</text:p>
      <text:p text:style-name="P3"/>
      <text:p text:style-name="P26"><text:span text:style-name="T5">b</text:span>) Задача, реализуемая программой.</text:p>
      <text:p text:style-name="P4"/>
      <text:p text:style-name="P4">Программа выполняет следующие действия:</text:p>
      <text:p text:style-name="P4"/>
      <text:p text:style-name="P4">1) Удаляет строчку по <text:span text:style-name="T4">полю имени книги.</text:span></text:p>
      <text:p text:style-name="P5">2) Добавляет запись в конец файла.</text:p>
      <text:p text:style-name="P5">3) Производит поиск романов по имени автора. Тоесть выводит все романы конкретного автора.</text:p>
      <text:p text:style-name="P5">4) Выводит отсортированную таблицу ключей.</text:p>
      <text:p text:style-name="P5">5) Упорядочивает исходную таблицу и выводит ее.</text:p>
      <text:p text:style-name="P5">6) Упорядочивает исходную таблицу по отсортированной таблице ключей.</text:p>
      <text:p text:style-name="P5"><text:soft-page-break/>7) Выводит информацию о затраченном на сортировку времени и использованной памяти.</text:p>
      <text:p text:style-name="P5">0) Завершает программу и записывает получившийся массив в тот же текстовый файл, откуда мы взяли информацию для начала программы.</text:p>
      <text:p text:style-name="P5"/>
      <text:p text:style-name="P23"><text:span text:style-name="T5">c</text:span>) Способ обращения к программе.</text:p>
      <text:p text:style-name="P3"/>
      <text:p text:style-name="P5">Запуск программы происходит из командной строки, мы указываем исполняемый файл и файл с записанными структурами.</text:p>
      <text:p text:style-name="P5"/>
      <text:p text:style-name="P24">d) Возможные аварийные ситуации и ошибки пользователя.</text:p>
      <text:p text:style-name="P24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3">Ситуация</text:p>
          </table:table-cell>
          <table:table-cell table:style-name="Table1.A1" office:value-type="string">
            <text:p text:style-name="P13">Вывод</text:p>
          </table:table-cell>
          <table:table-cell table:style-name="Table1.A1" office:value-type="string">
            <text:p text:style-name="P13">Код возврата</text:p>
          </table:table-cell>
        </table:table-row>
        <table:table-row>
          <table:table-cell table:style-name="Table1.A1" office:value-type="string">
            <text:p text:style-name="P13">Пустой файл</text:p>
          </table:table-cell>
          <table:table-cell table:style-name="Table1.A1" office:value-type="string">
            <text:p text:style-name="P7">Ошибка!</text:p>
            <text:p text:style-name="P7">Пустой файл.</text:p>
          </table:table-cell>
          <table:table-cell table:style-name="Table1.A1" office:value-type="string">
            <text:p text:style-name="P7">14</text:p>
          </table:table-cell>
        </table:table-row>
        <table:table-row>
          <table:table-cell table:style-name="Table1.A1" office:value-type="string">
            <text:p text:style-name="P13">Несуществующий файл</text:p>
          </table:table-cell>
          <table:table-cell table:style-name="Table1.A1" office:value-type="string">
            <text:p text:style-name="P7">Ошибка!</text:p>
            <text:p text:style-name="P7">Неправильно введено название файла.</text:p>
          </table:table-cell>
          <table:table-cell table:style-name="Table1.A1" office:value-type="string">
            <text:p text:style-name="P7">13</text:p>
          </table:table-cell>
        </table:table-row>
        <table:table-row>
          <table:table-cell table:style-name="Table1.A1" office:value-type="string">
            <text:p text:style-name="P13">Ошибка запуска программы</text:p>
          </table:table-cell>
          <table:table-cell table:style-name="Table1.A1" office:value-type="string">
            <text:p text:style-name="P7">Ошибка!</text:p>
            <text:p text:style-name="P7">Неверный формат командной строки.</text:p>
          </table:table-cell>
          <table:table-cell table:style-name="Table1.A1" office:value-type="string">
            <text:p text:style-name="P7">22222</text:p>
          </table:table-cell>
        </table:table-row>
        <table:table-row>
          <table:table-cell table:style-name="Table1.A1" office:value-type="string">
            <text:p text:style-name="P13">Ошибка выбора команды</text:p>
          </table:table-cell>
          <table:table-cell table:style-name="Table1.A1" office:value-type="string">
            <text:p text:style-name="P7">Ошибка!</text:p>
            <text:p text:style-name="P7">Вы ввели не номер действия.</text:p>
          </table:table-cell>
          <table:table-cell table:style-name="Table1.A1" office:value-type="string">
            <text:p text:style-name="P7">1</text:p>
          </table:table-cell>
        </table:table-row>
        <table:table-row>
          <table:table-cell table:style-name="Table1.A1" office:value-type="string">
            <text:p text:style-name="P13">Ошибки чтения полей</text:p>
          </table:table-cell>
          <table:table-cell table:style-name="Table1.A1" office:value-type="string">
            <text:p text:style-name="P7">Ошибка!</text:p>
            <text:p text:style-name="P7">Неправильно введен (имя поля).</text:p>
          </table:table-cell>
          <table:table-cell table:style-name="Table1.A1" office:value-type="string">
            <text:p text:style-name="P7">2-12</text:p>
          </table:table-cell>
        </table:table-row>
        <table:table-row>
          <table:table-cell table:style-name="Table1.A1" office:value-type="string">
            <text:p text:style-name="P13">Отсутствие совпадений при поиске по полю и удалении</text:p>
          </table:table-cell>
          <table:table-cell table:style-name="Table1.A1" office:value-type="string">
            <text:p text:style-name="P7">Ошибка!</text:p>
            <text:p text:style-name="P7">Совпадений не найдено.</text:p>
          </table:table-cell>
          <table:table-cell table:style-name="Table1.A1" office:value-type="string">
            <text:p text:style-name="P7">15</text:p>
          </table:table-cell>
        </table:table-row>
        <table:table-row>
          <table:table-cell table:style-name="Table1.A1" office:value-type="string">
            <text:p text:style-name="P20">Ошибка при сохранении файла</text:p>
          </table:table-cell>
          <table:table-cell table:style-name="Table1.A1" office:value-type="string">
            <text:p text:style-name="P20">Ошибка!</text:p>
            <text:p text:style-name="P49">Неверно введено подтверждение или опровержение сохранения.</text:p>
            <text:p text:style-name="P20"/>
          </table:table-cell>
          <table:table-cell table:style-name="Table1.A1" office:value-type="string">
            <text:p text:style-name="P20">17</text:p>
          </table:table-cell>
        </table:table-row>
        <table:table-row>
          <table:table-cell table:style-name="Table1.A1" office:value-type="string">
            <text:p text:style-name="P13">Ошибка при заполнении массива ключей</text:p>
          </table:table-cell>
          <table:table-cell table:style-name="Table1.A1" office:value-type="string">
            <text:p text:style-name="P7">Ошибка!</text:p>
            <text:p text:style-name="P7">Проблема в заполнении массива ключей.</text:p>
          </table:table-cell>
          <table:table-cell table:style-name="Table1.A1" office:value-type="string">
            <text:p text:style-name="P7">16</text:p>
          </table:table-cell>
        </table:table-row>
      </table:table>
      <text:p text:style-name="P24"/>
      <text:p text:style-name="P35">Внутренние структуры данных:</text:p>
      <text:p text:style-name="P3"/>
      <text:p text:style-name="P25">В программе используются структуры:</text:p>
      <text:p text:style-name="P6"/>
      <text:p text:style-name="P55">Структура для хранения полей вариантной части структуры, если тип литературы – “художественная”.</text:p>
      <text:p text:style-name="P55"/>
      <text:p text:style-name="P40"><text:soft-page-break/><text:span text:style-name="T6">typedef</text:span> <text:span text:style-name="T6">struct</text:span> </text:p>
      <text:p text:style-name="P40">{</text:p>
      <text:p text:style-name="P40"><text:span text:style-name="T6">char</text:span> type[<text:span text:style-name="T10">LENGTH</text:span>];</text:p>
      <text:p text:style-name="P38">} <text:span text:style-name="T12">s_artistic</text:span>;</text:p>
      <text:p text:style-name="P8">Структура для хранения полей вариантной части структуры, если тип литературы - “техническая”.</text:p>
      <text:p text:style-name="P8"><text:span text:style-name="T7">typedef</text:span><text:span text:style-name="T9"> </text:span><text:span text:style-name="T7">struct</text:span><text:span text:style-name="T9"> </text:span></text:p>
      <text:p text:style-name="P39">{</text:p>
      <text:p text:style-name="P39"><text:span text:style-name="T6">char</text:span> branch[<text:span text:style-name="T10">LENGTH</text:span>];</text:p>
      <text:p text:style-name="P39"><text:span text:style-name="T6">char</text:span> country[<text:span text:style-name="T10">LENGTH</text:span>];</text:p>
      <text:p text:style-name="P39"><text:span text:style-name="T6">int</text:span> year;</text:p>
      <text:p text:style-name="P39">} <text:span text:style-name="T12">s_tech</text:span>;</text:p>
      <text:p text:style-name="P52"/>
      <text:p text:style-name="P55">Структура для хранения полей вариантной части структуры, если тип литературы – “детская”.</text:p>
      <text:p text:style-name="P54"/>
      <text:p text:style-name="P39"><text:span text:style-name="T6">typedef</text:span> <text:span text:style-name="T6">struct</text:span> </text:p>
      <text:p text:style-name="P39">{</text:p>
      <text:p text:style-name="P39"><text:span text:style-name="T6">int</text:span> min_age;</text:p>
      <text:p text:style-name="P39"><text:span text:style-name="T6">char</text:span> type[<text:span text:style-name="T10">LENGTH</text:span>];</text:p>
      <text:p text:style-name="P39">} <text:span text:style-name="T12">s_child</text:span>;</text:p>
      <text:p text:style-name="P52"/>
      <text:p text:style-name="P56">Объединение, оно включает в себя три предыдущие структуры.</text:p>
      <text:p text:style-name="P53"/>
      <text:p text:style-name="P39"><text:span text:style-name="T6">typedef</text:span> <text:span text:style-name="T6">union</text:span></text:p>
      <text:p text:style-name="P39">{</text:p>
      <text:p text:style-name="P39"><text:span text:style-name="T12">s_tech</text:span> tech;</text:p>
      <text:p text:style-name="P39"><text:span text:style-name="T12">s_artistic</text:span> artistic;</text:p>
      <text:p text:style-name="P39"><text:span text:style-name="T12">s_child</text:span> child; </text:p>
      <text:p text:style-name="P39">} <text:span text:style-name="T12">u_type</text:span>;</text:p>
      <text:p text:style-name="P39"/>
      <text:p text:style-name="P44">Структура содержит описание невариантных плей и предыдущее объединение.</text:p>
      <text:p text:style-name="P44"/>
      <text:p text:style-name="P39"><text:span text:style-name="T6">typedef</text:span> <text:span text:style-name="T6">struct</text:span> </text:p>
      <text:p text:style-name="P39">{</text:p>
      <text:p text:style-name="P39"><text:span text:style-name="T6">char</text:span> surname[<text:span text:style-name="T10">LENGTH</text:span>];</text:p>
      <text:p text:style-name="P39"><text:span text:style-name="T6">char</text:span> book_name[<text:span text:style-name="T10">LENGTH</text:span>];</text:p>
      <text:p text:style-name="P39"><text:span text:style-name="T6">char</text:span> publication[<text:span text:style-name="T10">LENGTH</text:span>];</text:p>
      <text:p text:style-name="P39"><text:span text:style-name="T6">int</text:span> page_number;</text:p>
      <text:p text:style-name="P39"><text:span text:style-name="T6">char</text:span> literature_type[<text:span text:style-name="T10">LENGTH</text:span>];</text:p>
      <text:p text:style-name="P39"><text:span text:style-name="T12">u_type</text:span> type;</text:p>
      <text:p text:style-name="P39">} <text:span text:style-name="T12">book</text:span>;</text:p>
      <text:p text:style-name="P58"/>
      <text:p text:style-name="P57">Структура описывает поля для таблицы ключей.</text:p>
      <text:p text:style-name="P39"><text:span text:style-name="T6">typedef</text:span> <text:span text:style-name="T6">struct</text:span> </text:p>
      <text:p text:style-name="P39">{</text:p>
      <text:p text:style-name="P39"><text:soft-page-break/><text:span text:style-name="T6">int</text:span> base_num;</text:p>
      <text:p text:style-name="P39"><text:span text:style-name="T6">int</text:span> page_number;</text:p>
      <text:p text:style-name="P39">} <text:span text:style-name="T12">key_table</text:span>;</text:p>
      <text:p text:style-name="P9">Также используются два массива, для хранения полных структур:</text:p>
      <text:p text:style-name="P9"/>
      <text:p text:style-name="P42"><text:span text:style-name="T12">book</text:span> <text:span text:style-name="T14">all</text:span>[<text:span text:style-name="T10">INITIAL</text:span> + <text:span text:style-name="T10">LENGTH</text:span>];</text:p>
      <text:p text:style-name="P42"/>
      <text:p text:style-name="P45">и для хранения ключей:</text:p>
      <text:p text:style-name="P42"/>
      <text:p text:style-name="P33"><text:span text:style-name="T13">key_table</text:span><text:span text:style-name="T8"> </text:span><text:span text:style-name="T15">key</text:span><text:span text:style-name="T8">[</text:span><text:span text:style-name="T11">INITIAL</text:span><text:span text:style-name="T8"> + </text:span><text:span text:style-name="T11">LENGTH</text:span><text:span text:style-name="T8">];</text:span></text:p>
      <text:p text:style-name="P9"/>
      <text:p text:style-name="P41">LENGTH = 100</text:p>
      <text:p text:style-name="P43">INITIAL = 40</text:p>
      <text:p text:style-name="P41"/>
      <text:p text:style-name="P51">Алгоритм работы программы:</text:p>
      <text:p text:style-name="P46"/>
      <text:p text:style-name="P46">1) Программа выводит краткую информацию о содержании входного файла <text:span text:style-name="T16">и меню дейсствий с краткими пояснениями как польтзоваться программой.</text:span></text:p>
      <text:p text:style-name="P47">2) Пользователь вводит номер команды, которую должна выполнить программа.</text:p>
      <text:p text:style-name="P47">3) В зависимости от выбора по<text:span text:style-name="T18">л</text:span>ьзователя совершаются разные действия:</text:p>
      <text:p text:style-name="P47"><text:tab/>1) Если выбрана команда 1, то программа перемещает поле с введенным <text:tab/>названием в конец массива и сокращает его длину.</text:p>
      <text:p text:style-name="P47"><text:tab/>2) Если выбрана команда 2, то программа заполняет следующую после <text:tab/>последней уже записанной в массив структуры.</text:p>
      <text:p text:style-name="P47"><text:tab/>3) Команда 3, программа <text:span text:style-name="T17">сравнивает введенное имя автора и имена <text:tab/>авторов из массива структур и контролирует чтобы произведение было <text:tab/>романом.</text:span></text:p>
      <text:p text:style-name="P48"><text:tab/>4) 4 - сортирует массив ключей сортировкой пузырьком и выводит его.</text:p>
      <text:p text:style-name="P48"><text:tab/>5) 5 - сортирует массив полных структур сортировкой пузырьком и <text:tab/>выводит его.</text:p>
      <text:p text:style-name="P48"><text:tab/>6) 6 – сортирует массив ключей и выводит массив полных структур <text:tab/>согласно отсортированному массиву ключей.</text:p>
      <text:p text:style-name="P48"><text:tab/>7) 7 - делает 1000 замеров сортировки для каждого из случаев: сортировка <text:tab/>пузырьком для массива полных структур, сортировка пузырьком для <text:tab/>массива ключей, быстрая сортировка для массива полных структур, <text:tab/>быстрая сортировка для массива ключей. Потом считает на склько <text:tab/>процентов сортировка пузырьком для массива полных структур <text:tab/>медленнее, чем для массива ключей и наоборот, те же замеры делаютс для <text:tab/>быстрой сортировки.</text:p>
      <text:p text:style-name="P48"><text:tab/>0) 0 – сохраняет изменения в исходный файл и завершает программу с <text:tab/>кодом 0.</text:p>
      <text:p text:style-name="P46"/>
      <text:p text:style-name="P36"/>
      <text:p text:style-name="P36"><text:soft-page-break/>Тесты:</text:p>
      <text:p text:style-name="P6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0">Описание теста</text:p>
          </table:table-cell>
          <table:table-cell table:style-name="Table2.A1" office:value-type="string">
            <text:p text:style-name="P60">Результат</text:p>
          </table:table-cell>
        </table:table-row>
        <table:table-row>
          <table:table-cell table:style-name="Table2.A1" office:value-type="string">
            <text:p text:style-name="P14">Пустой файл</text:p>
          </table:table-cell>
          <table:table-cell table:style-name="Table2.A1" office:value-type="string">
            <text:p text:style-name="P12">Ошибка!</text:p>
            <text:p text:style-name="P12">Пустой файл.</text:p>
          </table:table-cell>
        </table:table-row>
        <table:table-row>
          <table:table-cell table:style-name="Table2.A1" office:value-type="string">
            <text:p text:style-name="P14">Отсутствие файла</text:p>
          </table:table-cell>
          <table:table-cell table:style-name="Table2.A1" office:value-type="string">
            <text:p text:style-name="P12">Ошибка!</text:p>
            <text:p text:style-name="P12">Неправильно введено название файла.</text:p>
          </table:table-cell>
        </table:table-row>
        <table:table-row>
          <table:table-cell table:style-name="Table2.A1" office:value-type="string">
            <text:p text:style-name="P14">Неправильный ввод при поиске по полю или добавлении структуры в таблицу</text:p>
          </table:table-cell>
          <table:table-cell table:style-name="Table2.A1" office:value-type="string">
            <text:p text:style-name="P18">Ошибка!</text:p>
            <text:p text:style-name="P18">Неправильно введено (название поля).</text:p>
          </table:table-cell>
        </table:table-row>
        <table:table-row>
          <table:table-cell table:style-name="Table2.A1" office:value-type="string">
            <text:p text:style-name="P15">Отсутствие совпадений при поиске по полю</text:p>
          </table:table-cell>
          <table:table-cell table:style-name="Table2.A1" office:value-type="string">
            <text:p text:style-name="P19">Ошибка!</text:p>
            <text:p text:style-name="P18">Совпадений не найдено.</text:p>
          </table:table-cell>
        </table:table-row>
        <table:table-row>
          <table:table-cell table:style-name="Table2.A1" office:value-type="string">
            <text:p text:style-name="P15">Ошибка командной строки</text:p>
          </table:table-cell>
          <table:table-cell table:style-name="Table2.A1" office:value-type="string">
            <text:p text:style-name="P20">Ошибка!</text:p>
            <text:p text:style-name="P20"/>
          </table:table-cell>
        </table:table-row>
        <table:table-row>
          <table:table-cell table:style-name="Table2.A1" office:value-type="string">
            <text:p text:style-name="P15">Ошибка ввода номера действия программы</text:p>
          </table:table-cell>
          <table:table-cell table:style-name="Table2.A1" office:value-type="string">
            <text:p text:style-name="P15">Ошибка!</text:p>
            <text:p text:style-name="P15">Вы ввели не номер действия.</text:p>
          </table:table-cell>
        </table:table-row>
        <table:table-row>
          <table:table-cell table:style-name="Table2.A1" office:value-type="string">
            <text:p text:style-name="P15">Удаление записи <text:span text:style-name="T20">по полю названия книги </text:span></text:p>
          </table:table-cell>
          <table:table-cell table:style-name="Table2.A1" office:value-type="string">
            <text:p text:style-name="P15">В памяти будет хранится массив с передвинутым в конец полем<text:span text:style-name="T20">(полями в случае еслих несколько)</text:span>, которое<text:span text:style-name="T20">(ые)</text:span> нужно было удалить и значение количества рядов таблицы будет на 1 <text:span text:style-name="T20">(несколько) </text:span>меньше</text:p>
          </table:table-cell>
        </table:table-row>
        <table:table-row>
          <table:table-cell table:style-name="Table2.A1" office:value-type="string">
            <text:p text:style-name="P15">Добавление записи в конец таблицы</text:p>
          </table:table-cell>
          <table:table-cell table:style-name="Table2.A1" office:value-type="string">
            <text:p text:style-name="P15">В памяти будет массив с добавленным в конец полем и значение количестваа рядов в таблице увеличится на 1</text:p>
          </table:table-cell>
        </table:table-row>
        <table:table-row>
          <table:table-cell table:style-name="Table2.A1" office:value-type="string">
            <text:p text:style-name="P15">Провести поиск романов в таблице по полю фамилии автора</text:p>
          </table:table-cell>
          <table:table-cell table:style-name="Table2.A1" office:value-type="string">
            <text:p text:style-name="P16">Будут выведены романы конкретного автора</text:p>
          </table:table-cell>
        </table:table-row>
        <table:table-row>
          <table:table-cell table:style-name="Table2.A1" office:value-type="string">
            <text:p text:style-name="P16">Просмотр отсортированной таблицы ключей при неотсортированной исходной</text:p>
          </table:table-cell>
          <table:table-cell table:style-name="Table2.A1" office:value-type="string">
            <text:p text:style-name="P16">Выведет отсортированную таблицу ключей</text:p>
          </table:table-cell>
        </table:table-row>
        <table:table-row>
          <table:table-cell table:style-name="Table2.A1" office:value-type="string">
            <text:p text:style-name="P16">Вывод упорядоченной исходной таблицы.</text:p>
          </table:table-cell>
          <table:table-cell table:style-name="Table2.A1" office:value-type="string">
            <text:p text:style-name="P16">Выведет отсортированную таблицу полных структур</text:p>
          </table:table-cell>
        </table:table-row>
        <table:table-row>
          <table:table-cell table:style-name="Table2.A1" office:value-type="string">
            <text:p text:style-name="P50">Вывод исходной таблицы в упорядоченном виде, используя упорядоченную таблицу ключей.</text:p>
          </table:table-cell>
          <table:table-cell table:style-name="Table2.A1" office:value-type="string">
            <text:p text:style-name="P16">Выведет отсортированную таблицу полных структур</text:p>
          </table:table-cell>
        </table:table-row>
        <table:table-row>
          <table:table-cell table:style-name="Table2.A1" office:value-type="string">
            <text:p text:style-name="P50">Вывод результатов сравнения эффективности работы программы при обработке данных в исходной таблице и таблице ключей.</text:p>
          </table:table-cell>
          <table:table-cell table:style-name="Table2.A1" office:value-type="string">
            <text:p text:style-name="P16">Выведет таблицу с результатами замеров сортировки разных массивов разными способами.</text:p>
          </table:table-cell>
        </table:table-row>
        <table:table-row>
          <table:table-cell table:style-name="Table2.A1" office:value-type="string">
            <text:p text:style-name="P17">Закончить выполнение программы</text:p>
          </table:table-cell>
          <table:table-cell table:style-name="Table2.A1" office:value-type="string">
            <text:p text:style-name="P17">Запишет получившийся массив в исходный файл и закончит выполнение программы</text:p>
            <text:p text:style-name="P17"/>
          </table:table-cell>
        </table:table-row>
        <text:soft-page-break/>
        <table:table-row>
          <table:table-cell table:style-name="Table2.A1" office:value-type="string">
            <text:p text:style-name="P20">Ошибка при ответе на запрос о сохранении массива структур в файл</text:p>
          </table:table-cell>
          <table:table-cell table:style-name="Table2.A1" office:value-type="string">
            <text:p text:style-name="P20">Ошибка!</text:p>
            <text:p text:style-name="P49">Неверно введено подтверждение или опровержение сохранения.</text:p>
          </table:table-cell>
        </table:table-row>
      </table:table>
      <text:p text:style-name="P6"/>
      <text:p text:style-name="P59">Вывод:</text:p>
      <text:p text:style-name="P6"/>
      <text:p text:style-name="P2">В данной лабораторной работе для хранения записей используется структура с объединением внутри. Таким образом мы экономим память, <text:span text:style-name="T1">чтобы не использовать большую структуру со всеми возможными полями, мы вариантные поля записываем в объединение.</text:span></text:p>
      <text:p text:style-name="P2"/>
      <text:p text:style-name="P10">При сортировке массива с целыми структурами мы используем меньше памяти, <text:span text:style-name="T2">но она в несколько раз медленнее сортировки таблицы ключей. </text:span><text:span text:style-name="T18">Поэтому сильно быстрее сортировать таблицу с двумя по</text:span><text:span text:style-name="T19">лями и выводить основную таблицу соглясно полученному порядку. Также таблица с двумя полями занимает немного места по сравнению с таблицей полных структур.</text:span></text:p>
      <text:p text:style-name="P10"/>
      <text:p text:style-name="P11">Способ сортировки крупных таблиц посредством выноса в отдельный массив ключа и его порядка в исходном массиве и сортировки этого маленького массива является наиболее удобным и быстрымб а также не знимает много памяти.</text:p>
      <text:p text:style-name="P11"/>
      <text:p text:style-name="P1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 table:number-columns-repeated="3"/>
        <table:table-column table:style-name="Table3.G"/>
        <table:table-row>
          <table:table-cell table:style-name="Table3.A1" office:value-type="string">
            <text:p text:style-name="P64">Длина массива</text:p>
          </table:table-cell>
          <table:table-cell table:style-name="Table3.A1" office:value-type="string">
            <text:p text:style-name="P64">Время СП для полного массива, <text:span text:style-name="T22">сек</text:span></text:p>
          </table:table-cell>
          <table:table-cell table:style-name="Table3.A1" office:value-type="string">
            <text:p text:style-name="P64">Время БС для полного массива, <text:span text:style-name="T22">сек</text:span></text:p>
          </table:table-cell>
          <table:table-cell table:style-name="Table3.A1" office:value-type="string">
            <text:p text:style-name="P64">Время СП для массива ключей, <text:span text:style-name="T22">сек</text:span></text:p>
          </table:table-cell>
          <table:table-cell table:style-name="Table3.A1" office:value-type="string">
            <text:p text:style-name="P64">Время БС для массива ключей, <text:span text:style-name="T22">сек</text:span></text:p>
          </table:table-cell>
          <table:table-cell table:style-name="Table3.A1" office:value-type="string">
            <text:p text:style-name="P64">Размер массива полных структур, <text:span text:style-name="T22">байт</text:span></text:p>
          </table:table-cell>
          <table:table-cell table:style-name="Table3.G1" office:value-type="string">
            <text:p text:style-name="P64">Размер массива полных ключей и массива структур, <text:span text:style-name="T22">байт</text:span></text:p>
          </table:table-cell>
        </table:table-row>
        <table:table-row>
          <table:table-cell table:style-name="Table3.A2" office:value-type="string">
            <text:p text:style-name="P64">15</text:p>
          </table:table-cell>
          <table:table-cell table:style-name="Table3.A2" office:value-type="string">
            <text:p text:style-name="P12">0.000013</text:p>
          </table:table-cell>
          <table:table-cell table:style-name="Table3.A2" office:value-type="string">
            <text:p text:style-name="P12">0.000002</text:p>
          </table:table-cell>
          <table:table-cell table:style-name="Table3.A2" office:value-type="string">
            <text:p text:style-name="P12">0.000001</text:p>
          </table:table-cell>
          <table:table-cell table:style-name="Table3.A2" office:value-type="string">
            <text:p text:style-name="P12">0.000001</text:p>
          </table:table-cell>
          <table:table-cell table:style-name="Table3.A2" office:value-type="string">
            <text:p text:style-name="P12">9120</text:p>
          </table:table-cell>
          <table:table-cell table:style-name="Table3.G2" office:value-type="string">
            <text:p text:style-name="P12">9240</text:p>
          </table:table-cell>
        </table:table-row>
        <table:table-row>
          <table:table-cell table:style-name="Table3.A2" office:value-type="string">
            <text:p text:style-name="P64">160</text:p>
          </table:table-cell>
          <table:table-cell table:style-name="Table3.A2" office:value-type="string">
            <text:p text:style-name="P12">0.000925</text:p>
          </table:table-cell>
          <table:table-cell table:style-name="Table3.A2" office:value-type="string">
            <text:p text:style-name="P62"><text:s/>0.000013</text:p>
          </table:table-cell>
          <table:table-cell table:style-name="Table3.A2" office:value-type="string">
            <text:p text:style-name="P62">0.000072</text:p>
          </table:table-cell>
          <table:table-cell table:style-name="Table3.A2" office:value-type="string">
            <text:p text:style-name="P62">0.000005</text:p>
          </table:table-cell>
          <table:table-cell table:style-name="Table3.A2" office:value-type="string">
            <text:p text:style-name="P62">97280</text:p>
          </table:table-cell>
          <table:table-cell table:style-name="Table3.G2" office:value-type="string">
            <text:p text:style-name="P62">98560</text:p>
          </table:table-cell>
        </table:table-row>
        <table:table-row>
          <table:table-cell table:style-name="Table3.A2" office:value-type="string">
            <text:p text:style-name="P64">480</text:p>
          </table:table-cell>
          <table:table-cell table:style-name="Table3.A2" office:value-type="string">
            <text:p text:style-name="P62">0.007994</text:p>
          </table:table-cell>
          <table:table-cell table:style-name="Table3.A2" office:value-type="string">
            <text:p text:style-name="P62">0.000043</text:p>
          </table:table-cell>
          <table:table-cell table:style-name="Table3.A2" office:value-type="string">
            <text:p text:style-name="P62">0.000633</text:p>
          </table:table-cell>
          <table:table-cell table:style-name="Table3.A2" office:value-type="string">
            <text:p text:style-name="P62">0.000016</text:p>
          </table:table-cell>
          <table:table-cell table:style-name="Table3.A2" office:value-type="string">
            <text:p text:style-name="P62">291840</text:p>
          </table:table-cell>
          <table:table-cell table:style-name="Table3.G2" office:value-type="string">
            <text:p text:style-name="P62">295680</text:p>
          </table:table-cell>
        </table:table-row>
      </table:table>
      <text:p text:style-name="P11"/>
      <text:p text:style-name="P11">-------------------------------------------------</text:p>
      <text:p text:style-name="P11">| <text:s text:c="2"/>Длина массива <text:s text:c="2"/>| <text:s text:c="4"/>СП <text:s text:c="5"/>| <text:s text:c="5"/>БС <text:s text:c="4"/>|</text:p>
      <text:p text:style-name="P11">--------------------время-в-%--------------------</text:p>
      <text:p text:style-name="P11">----------------------полная---------------------</text:p>
      <text:p text:style-name="P11">| <text:s text:c="4"/>file_in_15.txt| <text:s text:c="4"/>0.000013| <text:s text:c="4"/>0.000002|</text:p>
      <text:p text:style-name="P11">----------------------ключи----------------------</text:p>
      <text:p text:style-name="P11">| <text:s text:c="4"/>file_in_15.txt| <text:s text:c="4"/>0.000001| <text:s text:c="4"/>0.000001|</text:p>
      <text:p text:style-name="P11">-----------------память-в-байтах-----------------</text:p>
      <text:p text:style-name="P11">----------------------полная---------------------</text:p>
      <text:p text:style-name="P11"><text:soft-page-break/>| <text:s text:c="4"/>file_in_15.txt| <text:s text:c="8"/>9120| <text:s text:c="8"/>9120|</text:p>
      <text:p text:style-name="P11">----------------------ключи----------------------</text:p>
      <text:p text:style-name="P11">| <text:s text:c="4"/>file_in_15.txt| <text:s text:c="8"/>9240| <text:s text:c="8"/>9240|</text:p>
      <text:p text:style-name="P11">-------------------------------------------------</text:p>
      <text:p text:style-name="P11">--------------------время-в-%--------------------</text:p>
      <text:p text:style-name="P11">----------------------полная---------------------</text:p>
      <text:p text:style-name="P11">| <text:s text:c="3"/>file_in_160.txt| <text:s text:c="4"/>0.000925| <text:s text:c="4"/>0.000013|</text:p>
      <text:p text:style-name="P11">----------------------ключи----------------------</text:p>
      <text:p text:style-name="P11">| <text:s text:c="3"/>file_in_160.txt| <text:s text:c="4"/>0.000072| <text:s text:c="4"/>0.000005|</text:p>
      <text:p text:style-name="P11">-----------------память-в-байтах-----------------</text:p>
      <text:p text:style-name="P11">----------------------полная---------------------</text:p>
      <text:p text:style-name="P11">| <text:s text:c="3"/>file_in_160.txt| <text:s text:c="7"/>97280| <text:s text:c="7"/>97280|</text:p>
      <text:p text:style-name="P11">----------------------ключи----------------------</text:p>
      <text:p text:style-name="P11">| <text:s text:c="3"/>file_in_160.txt| <text:s text:c="9"/>98560| <text:s text:c="9"/>98560|</text:p>
      <text:p text:style-name="P11">-----------------------------------------------------</text:p>
      <text:p text:style-name="P11">---------------------время-в-%-------------------</text:p>
      <text:p text:style-name="P11">----------------------полная----------------------</text:p>
      <text:p text:style-name="P11">| <text:s text:c="3"/>file_in_480.txt| <text:s text:c="4"/>0.007994| <text:s text:c="4"/>0.000043|</text:p>
      <text:p text:style-name="P11">----------------------ключи----------------------</text:p>
      <text:p text:style-name="P11">| <text:s text:c="3"/>file_in_480.txt| <text:s text:c="4"/>0.000633| <text:s text:c="4"/>0.000016|</text:p>
      <text:p text:style-name="P11">---------------память-в-байтах-----------------</text:p>
      <text:p text:style-name="P11">----------------------полная----------------------</text:p>
      <text:p text:style-name="P11">| <text:s text:c="3"/>file_in_480.txt| <text:s text:c="7"/>291840| <text:s text:c="7"/>291840|</text:p>
      <text:p text:style-name="P11">----------------------ключи----------------------</text:p>
      <text:p text:style-name="P11">| <text:s text:c="3"/>file_in_480.txt| <text:s text:c="7"/>295680| <text:s text:c="7"/>295680|</text:p>
      <text:p text:style-name="P11">----------------------------------------------------</text:p>
      <text:p text:style-name="P37">Контрольные вопросы:</text:p>
      <text:p text:style-name="P37"/>
      <text:p text:style-name="P28">1.Как выделяется память под вариантную часть записи?</text:p>
      <text:p text:style-name="P28"/>
      <text:p text:style-name="P28">Память выделяется под максимальный элемент объединения, таким образом в любом случае введенные значения поместятся.</text:p>
      <text:p text:style-name="P28"/>
      <text:p text:style-name="P28">2. Что будет, если в вариантную часть ввести данные, несоответствующие</text:p>
      <text:p text:style-name="P28">описанным?</text:p>
      <text:p text:style-name="P28"/>
      <text:p text:style-name="P32">Программа не проверяет что мы ввели в объединение, поэтому не понятно как в дальнейшем будет обрабатываться запись с неверно введенной вариантной частью.</text:p>
      <text:p text:style-name="P28"/>
      <text:p text:style-name="P28">3. Кто должен следить за правильностью выполнения операций с вариантной</text:p>
      <text:p text:style-name="P28">частью записи?</text:p>
      <text:p text:style-name="P28"><text:soft-page-break/></text:p>
      <text:p text:style-name="P29">За правильным выполнением операций с вариантной частью записи должен следить программист.</text:p>
      <text:p text:style-name="P29"/>
      <text:p text:style-name="P29">4. Что представляет собой таблица ключей, зачем она нужна?</text:p>
      <text:p text:style-name="P29"/>
      <text:p text:style-name="P29">Таблица ключей – таблица с двумя полями – индекс в исходной таблице и поле, по которому будет сортироваться таблица структур. Эта таблица используется для более быстрой сортировки исходной таблицы.</text:p>
      <text:p text:style-name="P29"/>
      <text:p text:style-name="P29">5. В каких случаях эффективнее обрабатывать данные в самой таблице, а когда – использовать таблицу ключей?</text:p>
      <text:p text:style-name="P29"/>
      <text:p text:style-name="P30">В случаях, если таблица должна хранится в памяти в измененном виде, легче изменять саму таблицу, чем делать это посредством таблицы ключей. Если таблица должна выглядет измененной только для пользователя, намного легче и быстрее менять ее посредством таблицы ключей.</text:p>
      <text:p text:style-name="P30"/>
      <text:p text:style-name="P30">6. Какие способы сортировки предпочтительнее для обработки таблиц и почему?</text:p>
      <text:p text:style-name="P30"/>
      <text:p text:style-name="P31">В условиях современных реалий лучше использовать сортровки, которые быстрее. У большинства ЭВМ есть возможность использовать немного больше памяти. Поэтому для нас удобнее и быстрее использовать сортировку с использованием таблицы ключей. <text:s/></text:p>
      <text:p text:style-name="P3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3108e" officeooo:paragraph-rsid="0013108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8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8T20:23:53.647646534</meta:creation-date>
    <meta:editing-duration>PT1H9M49S</meta:editing-duration>
    <meta:editing-cycles>4</meta:editing-cycles>
    <meta:generator>LibreOffice/7.3.7.2$Linux_X86_64 LibreOffice_project/30$Build-2</meta:generator>
    <dc:date>2023-10-12T18:07:30.150532260</dc:date>
    <meta:document-statistic meta:table-count="3" meta:image-count="0" meta:object-count="0" meta:page-count="8" meta:paragraph-count="242" meta:word-count="1396" meta:character-count="11124" meta:non-whitespace-character-count="9741"/>
  </office:meta>
</office:document-meta>
</file>